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6.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.66mm"/>
    </style:style>
    <style:style style:name="co5" style:family="table-column">
      <style:table-column-properties fo:break-before="auto" style:column-width="58.19mm"/>
    </style:style>
    <style:style style:name="co6" style:family="table-column">
      <style:table-column-properties fo:break-before="auto" style:column-width="7.06mm"/>
    </style:style>
    <style:style style:name="co7" style:family="table-column">
      <style:table-column-properties fo:break-before="auto" style:column-width="11.2mm"/>
    </style:style>
    <style:style style:name="co8" style:family="table-column">
      <style:table-column-properties fo:break-before="auto" style:column-width="8.43mm"/>
    </style:style>
    <style:style style:name="co9" style:family="table-column">
      <style:table-column-properties fo:break-before="auto" style:column-width="12.58mm"/>
    </style:style>
    <style:style style:name="co10" style:family="table-column">
      <style:table-column-properties fo:break-before="auto" style:column-width="1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">
      <style:table-cell-properties fo:background-color="transparent" fo:border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style:font-name="Courier 10 Pitch1" fo:font-size="6pt" style:font-size-asian="6pt" style:font-size-complex="6pt"/>
    </style:style>
    <style:style style:name="ce14" style:family="table-cell" style:parent-style-name="Heading" style:data-style-name="N10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5" style:family="table-cell" style:parent-style-name="Heading" style:data-style-name="N100">
      <style:table-cell-properties fo:background-color="transparent" fo:border="none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m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18" style:family="table-cell" style:parent-style-name="Heading" style:data-style-name="N100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urier 10 Pitch1"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8" style:family="table-cell" style:parent-style-name="Heading">
      <style:table-cell-properties fo:background-color="transparent" fo:border="none"/>
      <style:text-properties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">
      <style:table-cell-properties fo:border="none"/>
    </style:style>
  </office:automatic-styles>
  <office:body>
    <office:spreadsheet>
      <table:table table:name="functions.hpp" table:style-name="ta1">
        <table:table-column table:style-name="co1" table:default-cell-style-name="ce3"/>
        <table:table-column table:style-name="co2" table:number-columns-repeated="6" table:default-cell-style-name="ce17"/>
        <table:table-column table:style-name="co1" table:number-columns-repeated="2" table:default-cell-style-name="ce7"/>
        <table:table-column table:style-name="co3" table:number-columns-repeated="1015" table:default-cell-style-name="ce3"/>
        <table:table-row table:style-name="ro1">
          <table:table-cell table:style-name="ce1" office:value-type="string" calcext:value-type="string" table:number-columns-spanned="1" table:number-rows-spanned="2">
            <text:p>FUNCTION</text:p>
          </table:table-cell>
          <table:table-cell table:style-name="ce14" office:value-type="string" calcext:value-type="string" table:number-columns-spanned="6" table:number-rows-spanned="1">
            <text:p>OpenCL ver.</text:p>
          </table:table-cell>
          <table:covered-table-cell table:number-columns-repeated="5" table:style-name="ce18"/>
          <table:table-cell table:style-name="ce1" office:value-type="string" calcext:value-type="string" table:number-columns-spanned="1" table:number-rows-spanned="2">
            <text:p>C++</text:p>
          </table:table-cell>
          <table:table-cell table:style-name="ce1" office:value-type="string" calcext:value-type="string" table:number-columns-spanned="1" table:number-rows-spanned="2">
            <text:p>PYTHON</text:p>
          </table:table-cell>
          <table:table-cell table:style-name="ce5" table:number-columns-repeated="1015"/>
        </table:table-row>
        <table:table-row table:style-name="ro1">
          <table:covered-table-cell table:style-name="ce1"/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1.1</text:p>
          </table:table-cell>
          <table:table-cell table:style-name="ce15" office:value-type="string" calcext:value-type="string">
            <text:p>1.2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2.1</text:p>
          </table:table-cell>
          <table:table-cell table:style-name="ce15" office:value-type="string" calcext:value-type="string">
            <text:p>2.2</text:p>
          </table:table-cell>
          <table:covered-table-cell table:number-columns-repeated="2" table:style-name="ce1"/>
          <table:table-cell table:style-name="ce5" table:number-columns-repeated="1015"/>
        </table:table-row>
        <table:table-row table:style-name="ro1">
          <table:table-cell table:style-name="ce2" office:value-type="string" calcext:value-type="string">
            <text:p>clBuild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build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loneKerne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lon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ompile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ompil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mmand_queue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FromTyp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_from_ty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2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2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3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3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s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s_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ip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i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inary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ina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uiltInKernel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uilt_in_kernel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I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Sourc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sour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ampler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Buffer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Device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devic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UserEven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user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barri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barrier_with_wait_l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To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to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To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_to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Buff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fill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fill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mark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rker_with_wait_l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igrateMemObject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igrate_mem_objec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ativ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ativ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DRang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drang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Fill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cpy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igrateMem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Un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Task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enqueue_tas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Unmap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unmap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aitForEvents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wait_for_even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ini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ini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lu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lu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mmandQueu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mmand_queu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ntex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ntex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And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and_host_tim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Profiling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profilin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get_extension_function_addres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ForPlatfor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xtension_function_address_for_platfor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host_tim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Imag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imag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ArgInfo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ar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SubGroupInfo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WorkGroup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work_group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MemObjec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mem_objec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ipe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Build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build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Sampler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SupportedImageForma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supported_image_forma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Link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link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CommandQueueProperty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Alloc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DefaultDeviceCommandQueue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Event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event_callbac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SVMPointer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_svm_point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Exec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exec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MemObjectDestructor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UserEventStatus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user_event_statu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Compi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PlatformCompil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unload_platform_compi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WaitForEven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wait_for_events</text:p>
          </table:table-cell>
          <table:table-cell table:number-columns-repeated="1015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res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6" table:default-cell-style-name="ce1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C++</text:p>
          </table:table-cell>
          <table:table-cell table:style-name="ce8" office:value-type="string" calcext:value-type="string">
            <text:p>PYTHON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$'functions.hpp'.A3]" office:value-type="string" office:string-value="clBuildProgram" calcext:value-type="string">
            <text:p>clBuildProgram</text:p>
          </table:table-cell>
          <table:table-cell table:style-name="ce26" table:formula="of:=IF(ISBLANK([$'functions.hpp'.H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]=&quot;✓&quot;)+([.D2]=&quot;✓&quot;)+([.E2]=&quot;✓&quot;)+([.F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$'functions.hpp'.A4]" office:value-type="string" office:string-value="clCloneKernel" calcext:value-type="string">
            <text:p>clCloneKernel</text:p>
          </table:table-cell>
          <table:table-cell table:style-name="ce26" table:formula="of:=IF(ISBLANK([$'functions.hpp'.H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$'functions.hpp'.A5]" office:value-type="string" office:string-value="clCompileProgram" calcext:value-type="string">
            <text:p>clCompileProgram</text:p>
          </table:table-cell>
          <table:table-cell table:style-name="ce26" table:formula="of:=IF(ISBLANK([$'functions.hpp'.H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$'functions.hpp'.A6]" office:value-type="string" office:string-value="clCreateBuffer" calcext:value-type="string">
            <text:p>clCreateBuffer</text:p>
          </table:table-cell>
          <table:table-cell table:style-name="ce26" table:formula="of:=IF(ISBLANK([$'functions.hpp'.H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$'functions.hpp'.A7]" office:value-type="string" office:string-value="clCreateCommandQueue" calcext:value-type="string">
            <text:p>clCreateCommandQueue</text:p>
          </table:table-cell>
          <table:table-cell table:style-name="ce26" table:formula="of:=IF(ISBLANK([$'functions.hpp'.H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$'functions.hpp'.A8]" office:value-type="string" office:string-value="clCreateCommandQueueWithProperties" calcext:value-type="string">
            <text:p>clCreateCommandQueueWithProperties</text:p>
          </table:table-cell>
          <table:table-cell table:style-name="ce26" table:formula="of:=IF(ISBLANK([$'functions.hpp'.H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$'functions.hpp'.A9]" office:value-type="string" office:string-value="clCreateContext" calcext:value-type="string">
            <text:p>clCreateContext</text:p>
          </table:table-cell>
          <table:table-cell table:style-name="ce26" table:formula="of:=IF(ISBLANK([$'functions.hpp'.H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]=&quot;✓&quot;)+([.D8]=&quot;✓&quot;)+([.E8]=&quot;✓&quot;)+([.F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$'functions.hpp'.A10]" office:value-type="string" office:string-value="clCreateContextFromType" calcext:value-type="string">
            <text:p>clCreateContextFromType</text:p>
          </table:table-cell>
          <table:table-cell table:style-name="ce26" table:formula="of:=IF(ISBLANK([$'functions.hpp'.H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]=&quot;✓&quot;)+([.D9]=&quot;✓&quot;)+([.E9]=&quot;✓&quot;)+([.F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$'functions.hpp'.A11]" office:value-type="string" office:string-value="clCreateImage" calcext:value-type="string">
            <text:p>clCreateImage</text:p>
          </table:table-cell>
          <table:table-cell table:style-name="ce26" table:formula="of:=IF(ISBLANK([$'functions.hpp'.H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]=&quot;✓&quot;)+([.D10]=&quot;✓&quot;)+([.E10]=&quot;✓&quot;)+([.F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$'functions.hpp'.A12]" office:value-type="string" office:string-value="clCreateImage2D" calcext:value-type="string">
            <text:p>clCreateImage2D</text:p>
          </table:table-cell>
          <table:table-cell table:style-name="ce26" table:formula="of:=IF(ISBLANK([$'functions.hpp'.H1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]=&quot;✓&quot;)+([.D11]=&quot;✓&quot;)+([.E11]=&quot;✓&quot;)+([.F1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$'functions.hpp'.A13]" office:value-type="string" office:string-value="clCreateImage3D" calcext:value-type="string">
            <text:p>clCreateImage3D</text:p>
          </table:table-cell>
          <table:table-cell table:style-name="ce26" table:formula="of:=IF(ISBLANK([$'functions.hpp'.H1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2]=&quot;✓&quot;)+([.D12]=&quot;✓&quot;)+([.E12]=&quot;✓&quot;)+([.F1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$'functions.hpp'.A14]" office:value-type="string" office:string-value="clCreateKernel" calcext:value-type="string">
            <text:p>clCreateKernel</text:p>
          </table:table-cell>
          <table:table-cell table:style-name="ce26" table:formula="of:=IF(ISBLANK([$'functions.hpp'.H1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3]=&quot;✓&quot;)+([.D13]=&quot;✓&quot;)+([.E13]=&quot;✓&quot;)+([.F1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$'functions.hpp'.A15]" office:value-type="string" office:string-value="clCreateKernelsInProgram" calcext:value-type="string">
            <text:p>clCreateKernelsInProgram</text:p>
          </table:table-cell>
          <table:table-cell table:style-name="ce26" table:formula="of:=IF(ISBLANK([$'functions.hpp'.H1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4]=&quot;✓&quot;)+([.D14]=&quot;✓&quot;)+([.E14]=&quot;✓&quot;)+([.F1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$'functions.hpp'.A16]" office:value-type="string" office:string-value="clCreatePipe" calcext:value-type="string">
            <text:p>clCreatePipe</text:p>
          </table:table-cell>
          <table:table-cell table:style-name="ce26" table:formula="of:=IF(ISBLANK([$'functions.hpp'.H1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5]=&quot;✓&quot;)+([.D15]=&quot;✓&quot;)+([.E15]=&quot;✓&quot;)+([.F1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$'functions.hpp'.A17]" office:value-type="string" office:string-value="clCreateProgramWithBinary" calcext:value-type="string">
            <text:p>clCreateProgramWithBinary</text:p>
          </table:table-cell>
          <table:table-cell table:style-name="ce26" table:formula="of:=IF(ISBLANK([$'functions.hpp'.H1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6]=&quot;✓&quot;)+([.D16]=&quot;✓&quot;)+([.E16]=&quot;✓&quot;)+([.F1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[$'functions.hpp'.A18]" office:value-type="string" office:string-value="clCreateProgramWithBuiltInKernels" calcext:value-type="string">
            <text:p>clCreateProgramWithBuiltInKernels</text:p>
          </table:table-cell>
          <table:table-cell table:style-name="ce26" table:formula="of:=IF(ISBLANK([$'functions.hpp'.H1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7]=&quot;✓&quot;)+([.D17]=&quot;✓&quot;)+([.E17]=&quot;✓&quot;)+([.F1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[$'functions.hpp'.A19]" office:value-type="string" office:string-value="clCreateProgramWithIL" calcext:value-type="string">
            <text:p>clCreateProgramWithIL</text:p>
          </table:table-cell>
          <table:table-cell table:style-name="ce26" table:formula="of:=IF(ISBLANK([$'functions.hpp'.H1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8]=&quot;✓&quot;)+([.D18]=&quot;✓&quot;)+([.E18]=&quot;✓&quot;)+([.F1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[$'functions.hpp'.A20]" office:value-type="string" office:string-value="clCreateProgramWithSource" calcext:value-type="string">
            <text:p>clCreateProgramWithSource</text:p>
          </table:table-cell>
          <table:table-cell table:style-name="ce26" table:formula="of:=IF(ISBLANK([$'functions.hpp'.H2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9]=&quot;✓&quot;)+([.D19]=&quot;✓&quot;)+([.E19]=&quot;✓&quot;)+([.F1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[$'functions.hpp'.A21]" office:value-type="string" office:string-value="clCreateSampler" calcext:value-type="string">
            <text:p>clCreateSampler</text:p>
          </table:table-cell>
          <table:table-cell table:style-name="ce26" table:formula="of:=IF(ISBLANK([$'functions.hpp'.H2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0]=&quot;✓&quot;)+([.D20]=&quot;✓&quot;)+([.E20]=&quot;✓&quot;)+([.F2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[$'functions.hpp'.A22]" office:value-type="string" office:string-value="clCreateSamplerWithProperties" calcext:value-type="string">
            <text:p>clCreateSamplerWithProperties</text:p>
          </table:table-cell>
          <table:table-cell table:style-name="ce26" table:formula="of:=IF(ISBLANK([$'functions.hpp'.H2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1]=&quot;✓&quot;)+([.D21]=&quot;✓&quot;)+([.E21]=&quot;✓&quot;)+([.F2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[$'functions.hpp'.A23]" office:value-type="string" office:string-value="clCreateSubBuffer" calcext:value-type="string">
            <text:p>clCreateSubBuffer</text:p>
          </table:table-cell>
          <table:table-cell table:style-name="ce26" table:formula="of:=IF(ISBLANK([$'functions.hpp'.H2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2]=&quot;✓&quot;)+([.D22]=&quot;✓&quot;)+([.E22]=&quot;✓&quot;)+([.F2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[$'functions.hpp'.A24]" office:value-type="string" office:string-value="clCreateSubDevices" calcext:value-type="string">
            <text:p>clCreateSubDevices</text:p>
          </table:table-cell>
          <table:table-cell table:style-name="ce26" table:formula="of:=IF(ISBLANK([$'functions.hpp'.H2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3]=&quot;✓&quot;)+([.D23]=&quot;✓&quot;)+([.E23]=&quot;✓&quot;)+([.F2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[$'functions.hpp'.A25]" office:value-type="string" office:string-value="clCreateUserEvent" calcext:value-type="string">
            <text:p>clCreateUserEvent</text:p>
          </table:table-cell>
          <table:table-cell table:style-name="ce26" table:formula="of:=IF(ISBLANK([$'functions.hpp'.H2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4]=&quot;✓&quot;)+([.D24]=&quot;✓&quot;)+([.E24]=&quot;✓&quot;)+([.F2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[$'functions.hpp'.A26]" office:value-type="string" office:string-value="clEnqueueBarrier" calcext:value-type="string">
            <text:p>clEnqueueBarrier</text:p>
          </table:table-cell>
          <table:table-cell table:style-name="ce26" table:formula="of:=IF(ISBLANK([$'functions.hpp'.H2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5]=&quot;✓&quot;)+([.D25]=&quot;✓&quot;)+([.E25]=&quot;✓&quot;)+([.F2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[$'functions.hpp'.A27]" office:value-type="string" office:string-value="clEnqueueBarrierWithWaitList" calcext:value-type="string">
            <text:p>clEnqueueBarrierWithWaitList</text:p>
          </table:table-cell>
          <table:table-cell table:style-name="ce26" table:formula="of:=IF(ISBLANK([$'functions.hpp'.H2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6]=&quot;✓&quot;)+([.D26]=&quot;✓&quot;)+([.E26]=&quot;✓&quot;)+([.F2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[$'functions.hpp'.A28]" office:value-type="string" office:string-value="clEnqueueCopyBuffer" calcext:value-type="string">
            <text:p>clEnqueueCopyBuffer</text:p>
          </table:table-cell>
          <table:table-cell table:style-name="ce26" table:formula="of:=IF(ISBLANK([$'functions.hpp'.H2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7]=&quot;✓&quot;)+([.D27]=&quot;✓&quot;)+([.E27]=&quot;✓&quot;)+([.F2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[$'functions.hpp'.A29]" office:value-type="string" office:string-value="clEnqueueCopyBufferRect" calcext:value-type="string">
            <text:p>clEnqueueCopyBufferRect</text:p>
          </table:table-cell>
          <table:table-cell table:style-name="ce26" table:formula="of:=IF(ISBLANK([$'functions.hpp'.H2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8]=&quot;✓&quot;)+([.D28]=&quot;✓&quot;)+([.E28]=&quot;✓&quot;)+([.F2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[$'functions.hpp'.A30]" office:value-type="string" office:string-value="clEnqueueCopyBufferToImage" calcext:value-type="string">
            <text:p>clEnqueueCopyBufferToImage</text:p>
          </table:table-cell>
          <table:table-cell table:style-name="ce26" table:formula="of:=IF(ISBLANK([$'functions.hpp'.H3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9]=&quot;✓&quot;)+([.D29]=&quot;✓&quot;)+([.E29]=&quot;✓&quot;)+([.F2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[$'functions.hpp'.A31]" office:value-type="string" office:string-value="clEnqueueCopyImage" calcext:value-type="string">
            <text:p>clEnqueueCopyImage</text:p>
          </table:table-cell>
          <table:table-cell table:style-name="ce26" table:formula="of:=IF(ISBLANK([$'functions.hpp'.H3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0]=&quot;✓&quot;)+([.D30]=&quot;✓&quot;)+([.E30]=&quot;✓&quot;)+([.F3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[$'functions.hpp'.A32]" office:value-type="string" office:string-value="clEnqueueCopyImageToBuffer" calcext:value-type="string">
            <text:p>clEnqueueCopyImageToBuffer</text:p>
          </table:table-cell>
          <table:table-cell table:style-name="ce26" table:formula="of:=IF(ISBLANK([$'functions.hpp'.H3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1]=&quot;✓&quot;)+([.D31]=&quot;✓&quot;)+([.E31]=&quot;✓&quot;)+([.F3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[$'functions.hpp'.A33]" office:value-type="string" office:string-value="clEnqueueFillBuffer" calcext:value-type="string">
            <text:p>clEnqueueFillBuffer</text:p>
          </table:table-cell>
          <table:table-cell table:style-name="ce26" table:formula="of:=IF(ISBLANK([$'functions.hpp'.H3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2]=&quot;✓&quot;)+([.D32]=&quot;✓&quot;)+([.E32]=&quot;✓&quot;)+([.F3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[$'functions.hpp'.A34]" office:value-type="string" office:string-value="clEnqueueFillImage" calcext:value-type="string">
            <text:p>clEnqueueFillImage</text:p>
          </table:table-cell>
          <table:table-cell table:style-name="ce26" table:formula="of:=IF(ISBLANK([$'functions.hpp'.H3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3]=&quot;✓&quot;)+([.D33]=&quot;✓&quot;)+([.E33]=&quot;✓&quot;)+([.F3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[$'functions.hpp'.A35]" office:value-type="string" office:string-value="clEnqueueMapBuffer" calcext:value-type="string">
            <text:p>clEnqueueMapBuffer</text:p>
          </table:table-cell>
          <table:table-cell table:style-name="ce26" table:formula="of:=IF(ISBLANK([$'functions.hpp'.H3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4]=&quot;✓&quot;)+([.D34]=&quot;✓&quot;)+([.E34]=&quot;✓&quot;)+([.F3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[$'functions.hpp'.A36]" office:value-type="string" office:string-value="clEnqueueMapImage" calcext:value-type="string">
            <text:p>clEnqueueMapImage</text:p>
          </table:table-cell>
          <table:table-cell table:style-name="ce26" table:formula="of:=IF(ISBLANK([$'functions.hpp'.H3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5]=&quot;✓&quot;)+([.D35]=&quot;✓&quot;)+([.E35]=&quot;✓&quot;)+([.F3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[$'functions.hpp'.A37]" office:value-type="string" office:string-value="clEnqueueMarker" calcext:value-type="string">
            <text:p>clEnqueueMarker</text:p>
          </table:table-cell>
          <table:table-cell table:style-name="ce26" table:formula="of:=IF(ISBLANK([$'functions.hpp'.H3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6]=&quot;✓&quot;)+([.D36]=&quot;✓&quot;)+([.E36]=&quot;✓&quot;)+([.F3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[$'functions.hpp'.A38]" office:value-type="string" office:string-value="clEnqueueMarkerWithWaitList" calcext:value-type="string">
            <text:p>clEnqueueMarkerWithWaitList</text:p>
          </table:table-cell>
          <table:table-cell table:style-name="ce26" table:formula="of:=IF(ISBLANK([$'functions.hpp'.H3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7]=&quot;✓&quot;)+([.D37]=&quot;✓&quot;)+([.E37]=&quot;✓&quot;)+([.F3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[$'functions.hpp'.A39]" office:value-type="string" office:string-value="clEnqueueMigrateMemObjects" calcext:value-type="string">
            <text:p>clEnqueueMigrateMemObjects</text:p>
          </table:table-cell>
          <table:table-cell table:style-name="ce26" table:formula="of:=IF(ISBLANK([$'functions.hpp'.H3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8]=&quot;✓&quot;)+([.D38]=&quot;✓&quot;)+([.E38]=&quot;✓&quot;)+([.F3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[$'functions.hpp'.A40]" office:value-type="string" office:string-value="clEnqueueNativeKernel" calcext:value-type="string">
            <text:p>clEnqueueNativeKernel</text:p>
          </table:table-cell>
          <table:table-cell table:style-name="ce26" table:formula="of:=IF(ISBLANK([$'functions.hpp'.H4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9]=&quot;✓&quot;)+([.D39]=&quot;✓&quot;)+([.E39]=&quot;✓&quot;)+([.F3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[$'functions.hpp'.A41]" office:value-type="string" office:string-value="clEnqueueNDRangeKernel" calcext:value-type="string">
            <text:p>clEnqueueNDRangeKernel</text:p>
          </table:table-cell>
          <table:table-cell table:style-name="ce26" table:formula="of:=IF(ISBLANK([$'functions.hpp'.H4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0]=&quot;✓&quot;)+([.D40]=&quot;✓&quot;)+([.E40]=&quot;✓&quot;)+([.F4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[$'functions.hpp'.A42]" office:value-type="string" office:string-value="clEnqueueReadBuffer" calcext:value-type="string">
            <text:p>clEnqueueReadBuffer</text:p>
          </table:table-cell>
          <table:table-cell table:style-name="ce26" table:formula="of:=IF(ISBLANK([$'functions.hpp'.H4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1]=&quot;✓&quot;)+([.D41]=&quot;✓&quot;)+([.E41]=&quot;✓&quot;)+([.F4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formula="of:=[$'functions.hpp'.A43]" office:value-type="string" office:string-value="clEnqueueReadBufferRect" calcext:value-type="string">
            <text:p>clEnqueueReadBufferRect</text:p>
          </table:table-cell>
          <table:table-cell table:style-name="ce26" table:formula="of:=IF(ISBLANK([$'functions.hpp'.H4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2]=&quot;✓&quot;)+([.D42]=&quot;✓&quot;)+([.E42]=&quot;✓&quot;)+([.F4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formula="of:=[$'functions.hpp'.A44]" office:value-type="string" office:string-value="clEnqueueReadImage" calcext:value-type="string">
            <text:p>clEnqueueReadImage</text:p>
          </table:table-cell>
          <table:table-cell table:style-name="ce26" table:formula="of:=IF(ISBLANK([$'functions.hpp'.H4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3]=&quot;✓&quot;)+([.D43]=&quot;✓&quot;)+([.E43]=&quot;✓&quot;)+([.F4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formula="of:=[$'functions.hpp'.A45]" office:value-type="string" office:string-value="clEnqueueSVMFree" calcext:value-type="string">
            <text:p>clEnqueueSVMFree</text:p>
          </table:table-cell>
          <table:table-cell table:style-name="ce26" table:formula="of:=IF(ISBLANK([$'functions.hpp'.H45]);&quot;&quot;;&quot;✓&quot;)">
            <text:p/>
          </table:table-cell>
          <table:table-cell table:style-name="ce26" table:formula="of:=IF(ISBLANK([$'functions.hpp'.I45]);&quot;&quot;;&quot;✓&quot;)">
            <text:p/>
          </table:table-cell>
          <table:table-cell table:style-name="ce26" table:number-columns-repeated="2"/>
          <table:table-cell table:style-name="ce2" table:formula="of:=([.C44]=&quot;✓&quot;)+([.D44]=&quot;✓&quot;)+([.E44]=&quot;✓&quot;)+([.F4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[$'functions.hpp'.A46]" office:value-type="string" office:string-value="clEnqueueSVMMap" calcext:value-type="string">
            <text:p>clEnqueueSVMMap</text:p>
          </table:table-cell>
          <table:table-cell table:style-name="ce26" table:formula="of:=IF(ISBLANK([$'functions.hpp'.H46]);&quot;&quot;;&quot;✓&quot;)">
            <text:p/>
          </table:table-cell>
          <table:table-cell table:style-name="ce26" table:formula="of:=IF(ISBLANK([$'functions.hpp'.I46]);&quot;&quot;;&quot;✓&quot;)">
            <text:p/>
          </table:table-cell>
          <table:table-cell table:style-name="ce26" table:number-columns-repeated="2"/>
          <table:table-cell table:style-name="ce2" table:formula="of:=([.C45]=&quot;✓&quot;)+([.D45]=&quot;✓&quot;)+([.E45]=&quot;✓&quot;)+([.F4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formula="of:=[$'functions.hpp'.A47]" office:value-type="string" office:string-value="clEnqueueSVMMemFill" calcext:value-type="string">
            <text:p>clEnqueueSVMMemFill</text:p>
          </table:table-cell>
          <table:table-cell table:style-name="ce26" table:formula="of:=IF(ISBLANK([$'functions.hpp'.H47]);&quot;&quot;;&quot;✓&quot;)">
            <text:p/>
          </table:table-cell>
          <table:table-cell table:style-name="ce26" table:formula="of:=IF(ISBLANK([$'functions.hpp'.I47]);&quot;&quot;;&quot;✓&quot;)">
            <text:p/>
          </table:table-cell>
          <table:table-cell table:style-name="ce26" table:number-columns-repeated="2"/>
          <table:table-cell table:style-name="ce2" table:formula="of:=([.C46]=&quot;✓&quot;)+([.D46]=&quot;✓&quot;)+([.E46]=&quot;✓&quot;)+([.F4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table:formula="of:=[$'functions.hpp'.A48]" office:value-type="string" office:string-value="clEnqueueSVMMemcpy" calcext:value-type="string">
            <text:p>clEnqueueSVMMemcpy</text:p>
          </table:table-cell>
          <table:table-cell table:style-name="ce26" table:formula="of:=IF(ISBLANK([$'functions.hpp'.H48]);&quot;&quot;;&quot;✓&quot;)">
            <text:p/>
          </table:table-cell>
          <table:table-cell table:style-name="ce26" table:formula="of:=IF(ISBLANK([$'functions.hpp'.I48]);&quot;&quot;;&quot;✓&quot;)">
            <text:p/>
          </table:table-cell>
          <table:table-cell table:style-name="ce26" table:number-columns-repeated="2"/>
          <table:table-cell table:style-name="ce2" table:formula="of:=([.C47]=&quot;✓&quot;)+([.D47]=&quot;✓&quot;)+([.E47]=&quot;✓&quot;)+([.F4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table:formula="of:=[$'functions.hpp'.A49]" office:value-type="string" office:string-value="clEnqueueSVMMigrateMem" calcext:value-type="string">
            <text:p>clEnqueueSVMMigrateMem</text:p>
          </table:table-cell>
          <table:table-cell table:style-name="ce26" table:formula="of:=IF(ISBLANK([$'functions.hpp'.H49]);&quot;&quot;;&quot;✓&quot;)">
            <text:p/>
          </table:table-cell>
          <table:table-cell table:style-name="ce26" table:formula="of:=IF(ISBLANK([$'functions.hpp'.I49]);&quot;&quot;;&quot;✓&quot;)">
            <text:p/>
          </table:table-cell>
          <table:table-cell table:style-name="ce26" table:number-columns-repeated="2"/>
          <table:table-cell table:style-name="ce2" table:formula="of:=([.C48]=&quot;✓&quot;)+([.D48]=&quot;✓&quot;)+([.E48]=&quot;✓&quot;)+([.F4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table:formula="of:=[$'functions.hpp'.A50]" office:value-type="string" office:string-value="clEnqueueSVMUnmap" calcext:value-type="string">
            <text:p>clEnqueueSVMUnmap</text:p>
          </table:table-cell>
          <table:table-cell table:style-name="ce26" table:formula="of:=IF(ISBLANK([$'functions.hpp'.H50]);&quot;&quot;;&quot;✓&quot;)">
            <text:p/>
          </table:table-cell>
          <table:table-cell table:style-name="ce26" table:formula="of:=IF(ISBLANK([$'functions.hpp'.I50]);&quot;&quot;;&quot;✓&quot;)">
            <text:p/>
          </table:table-cell>
          <table:table-cell table:style-name="ce26" table:number-columns-repeated="2"/>
          <table:table-cell table:style-name="ce2" table:formula="of:=([.C49]=&quot;✓&quot;)+([.D49]=&quot;✓&quot;)+([.E49]=&quot;✓&quot;)+([.F4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formula="of:=[$'functions.hpp'.A51]" office:value-type="string" office:string-value="clEnqueueTask" calcext:value-type="string">
            <text:p>clEnqueueTask</text:p>
          </table:table-cell>
          <table:table-cell table:style-name="ce26" table:formula="of:=IF(ISBLANK([$'functions.hpp'.H5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0]=&quot;✓&quot;)+([.D50]=&quot;✓&quot;)+([.E50]=&quot;✓&quot;)+([.F5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table:formula="of:=[$'functions.hpp'.A52]" office:value-type="string" office:string-value="clEnqueueUnmapMemObject" calcext:value-type="string">
            <text:p>clEnqueueUnmapMemObject</text:p>
          </table:table-cell>
          <table:table-cell table:style-name="ce26" table:formula="of:=IF(ISBLANK([$'functions.hpp'.H5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1]=&quot;✓&quot;)+([.D51]=&quot;✓&quot;)+([.E51]=&quot;✓&quot;)+([.F5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table:formula="of:=[$'functions.hpp'.A53]" office:value-type="string" office:string-value="clEnqueueWaitForEvents" calcext:value-type="string">
            <text:p>clEnqueueWaitForEvents</text:p>
          </table:table-cell>
          <table:table-cell table:style-name="ce26" table:formula="of:=IF(ISBLANK([$'functions.hpp'.H5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2]=&quot;✓&quot;)+([.D52]=&quot;✓&quot;)+([.E52]=&quot;✓&quot;)+([.F5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formula="of:=[$'functions.hpp'.A54]" office:value-type="string" office:string-value="clEnqueueWriteBuffer" calcext:value-type="string">
            <text:p>clEnqueueWriteBuffer</text:p>
          </table:table-cell>
          <table:table-cell table:style-name="ce26" table:formula="of:=IF(ISBLANK([$'functions.hpp'.H5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3]=&quot;✓&quot;)+([.D53]=&quot;✓&quot;)+([.E53]=&quot;✓&quot;)+([.F5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table:formula="of:=[$'functions.hpp'.A55]" office:value-type="string" office:string-value="clEnqueueWriteBufferRect" calcext:value-type="string">
            <text:p>clEnqueueWriteBufferRect</text:p>
          </table:table-cell>
          <table:table-cell table:style-name="ce26" table:formula="of:=IF(ISBLANK([$'functions.hpp'.H5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4]=&quot;✓&quot;)+([.D54]=&quot;✓&quot;)+([.E54]=&quot;✓&quot;)+([.F5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table:formula="of:=[$'functions.hpp'.A56]" office:value-type="string" office:string-value="clEnqueueWriteImage" calcext:value-type="string">
            <text:p>clEnqueueWriteImage</text:p>
          </table:table-cell>
          <table:table-cell table:style-name="ce26" table:formula="of:=IF(ISBLANK([$'functions.hpp'.H5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5]=&quot;✓&quot;)+([.D55]=&quot;✓&quot;)+([.E55]=&quot;✓&quot;)+([.F5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table:formula="of:=[$'functions.hpp'.A57]" office:value-type="string" office:string-value="clFinish" calcext:value-type="string">
            <text:p>clFinish</text:p>
          </table:table-cell>
          <table:table-cell table:style-name="ce26" table:formula="of:=IF(ISBLANK([$'functions.hpp'.H5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6]=&quot;✓&quot;)+([.D56]=&quot;✓&quot;)+([.E56]=&quot;✓&quot;)+([.F5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table:formula="of:=[$'functions.hpp'.A58]" office:value-type="string" office:string-value="clFlush" calcext:value-type="string">
            <text:p>clFlush</text:p>
          </table:table-cell>
          <table:table-cell table:style-name="ce26" table:formula="of:=IF(ISBLANK([$'functions.hpp'.H5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7]=&quot;✓&quot;)+([.D57]=&quot;✓&quot;)+([.E57]=&quot;✓&quot;)+([.F5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table:formula="of:=[$'functions.hpp'.A59]" office:value-type="string" office:string-value="clGetCommandQueueInfo" calcext:value-type="string">
            <text:p>clGetCommandQueueInfo</text:p>
          </table:table-cell>
          <table:table-cell table:style-name="ce26" table:formula="of:=IF(ISBLANK([$'functions.hpp'.H5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8]=&quot;✓&quot;)+([.D58]=&quot;✓&quot;)+([.E58]=&quot;✓&quot;)+([.F5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table:formula="of:=[$'functions.hpp'.A60]" office:value-type="string" office:string-value="clGetContextInfo" calcext:value-type="string">
            <text:p>clGetContextInfo</text:p>
          </table:table-cell>
          <table:table-cell table:style-name="ce26" table:formula="of:=IF(ISBLANK([$'functions.hpp'.H6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9]=&quot;✓&quot;)+([.D59]=&quot;✓&quot;)+([.E59]=&quot;✓&quot;)+([.F5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table:formula="of:=[$'functions.hpp'.A61]" office:value-type="string" office:string-value="clGetDeviceAndHostTimer" calcext:value-type="string">
            <text:p>clGetDeviceAndHostTimer</text:p>
          </table:table-cell>
          <table:table-cell table:style-name="ce26" table:formula="of:=IF(ISBLANK([$'functions.hpp'.H6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0]=&quot;✓&quot;)+([.D60]=&quot;✓&quot;)+([.E60]=&quot;✓&quot;)+([.F6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table:formula="of:=[$'functions.hpp'.A62]" office:value-type="string" office:string-value="clGetDeviceIDs" calcext:value-type="string">
            <text:p>clGetDeviceIDs</text:p>
          </table:table-cell>
          <table:table-cell table:style-name="ce26" table:formula="of:=IF(ISBLANK([$'functions.hpp'.H6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1]=&quot;✓&quot;)+([.D61]=&quot;✓&quot;)+([.E61]=&quot;✓&quot;)+([.F6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table:formula="of:=[$'functions.hpp'.A63]" office:value-type="string" office:string-value="clGetDeviceInfo" calcext:value-type="string">
            <text:p>clGetDeviceInfo</text:p>
          </table:table-cell>
          <table:table-cell table:style-name="ce26" table:formula="of:=IF(ISBLANK([$'functions.hpp'.H6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2]=&quot;✓&quot;)+([.D62]=&quot;✓&quot;)+([.E62]=&quot;✓&quot;)+([.F6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table:formula="of:=[$'functions.hpp'.A64]" office:value-type="string" office:string-value="clGetEventInfo" calcext:value-type="string">
            <text:p>clGetEventInfo</text:p>
          </table:table-cell>
          <table:table-cell table:style-name="ce26" table:formula="of:=IF(ISBLANK([$'functions.hpp'.H6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3]=&quot;✓&quot;)+([.D63]=&quot;✓&quot;)+([.E63]=&quot;✓&quot;)+([.F6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table:formula="of:=[$'functions.hpp'.A65]" office:value-type="string" office:string-value="clGetEventProfilingInfo" calcext:value-type="string">
            <text:p>clGetEventProfilingInfo</text:p>
          </table:table-cell>
          <table:table-cell table:style-name="ce26" table:formula="of:=IF(ISBLANK([$'functions.hpp'.H6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4]=&quot;✓&quot;)+([.D64]=&quot;✓&quot;)+([.E64]=&quot;✓&quot;)+([.F6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table:formula="of:=[$'functions.hpp'.A66]" office:value-type="string" office:string-value="clGetExtensionFunctionAddress" calcext:value-type="string">
            <text:p>clGetExtensionFunctionAddress</text:p>
          </table:table-cell>
          <table:table-cell table:style-name="ce26" table:formula="of:=IF(ISBLANK([$'functions.hpp'.H6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5]=&quot;✓&quot;)+([.D65]=&quot;✓&quot;)+([.E65]=&quot;✓&quot;)+([.F6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table:formula="of:=[$'functions.hpp'.A67]" office:value-type="string" office:string-value="clGetExtensionFunctionAddressForPlatform" calcext:value-type="string">
            <text:p>clGetExtensionFunctionAddressForPlatform</text:p>
          </table:table-cell>
          <table:table-cell table:style-name="ce26" table:formula="of:=IF(ISBLANK([$'functions.hpp'.H6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6]=&quot;✓&quot;)+([.D66]=&quot;✓&quot;)+([.E66]=&quot;✓&quot;)+([.F6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table:formula="of:=[$'functions.hpp'.A68]" office:value-type="string" office:string-value="clGetHostTimer" calcext:value-type="string">
            <text:p>clGetHostTimer</text:p>
          </table:table-cell>
          <table:table-cell table:style-name="ce26" table:formula="of:=IF(ISBLANK([$'functions.hpp'.H6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7]=&quot;✓&quot;)+([.D67]=&quot;✓&quot;)+([.E67]=&quot;✓&quot;)+([.F6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table:formula="of:=[$'functions.hpp'.A69]" office:value-type="string" office:string-value="clGetImageInfo" calcext:value-type="string">
            <text:p>clGetImageInfo</text:p>
          </table:table-cell>
          <table:table-cell table:style-name="ce26" table:formula="of:=IF(ISBLANK([$'functions.hpp'.H6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8]=&quot;✓&quot;)+([.D68]=&quot;✓&quot;)+([.E68]=&quot;✓&quot;)+([.F6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table:formula="of:=[$'functions.hpp'.A70]" office:value-type="string" office:string-value="clGetKernelArgInfo" calcext:value-type="string">
            <text:p>clGetKernelArgInfo</text:p>
          </table:table-cell>
          <table:table-cell table:style-name="ce26" table:formula="of:=IF(ISBLANK([$'functions.hpp'.H7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9]=&quot;✓&quot;)+([.D69]=&quot;✓&quot;)+([.E69]=&quot;✓&quot;)+([.F6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table:formula="of:=[$'functions.hpp'.A71]" office:value-type="string" office:string-value="clGetKernelInfo" calcext:value-type="string">
            <text:p>clGetKernelInfo</text:p>
          </table:table-cell>
          <table:table-cell table:style-name="ce26" table:formula="of:=IF(ISBLANK([$'functions.hpp'.H7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0]=&quot;✓&quot;)+([.D70]=&quot;✓&quot;)+([.E70]=&quot;✓&quot;)+([.F7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table:formula="of:=[$'functions.hpp'.A72]" office:value-type="string" office:string-value="clGetKernelSubGroupInfo" calcext:value-type="string">
            <text:p>clGetKernelSubGroupInfo</text:p>
          </table:table-cell>
          <table:table-cell table:style-name="ce26" table:formula="of:=IF(ISBLANK([$'functions.hpp'.H72]);&quot;&quot;;&quot;✓&quot;)">
            <text:p/>
          </table:table-cell>
          <table:table-cell table:style-name="ce26" table:formula="of:=IF(ISBLANK([$'functions.hpp'.I72]);&quot;&quot;;&quot;✓&quot;)">
            <text:p/>
          </table:table-cell>
          <table:table-cell table:style-name="ce26" table:number-columns-repeated="2"/>
          <table:table-cell table:style-name="ce2" table:formula="of:=([.C71]=&quot;✓&quot;)+([.D71]=&quot;✓&quot;)+([.E71]=&quot;✓&quot;)+([.F7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table:formula="of:=[$'functions.hpp'.A73]" office:value-type="string" office:string-value="clGetKernelWorkGroupInfo" calcext:value-type="string">
            <text:p>clGetKernelWorkGroupInfo</text:p>
          </table:table-cell>
          <table:table-cell table:style-name="ce26" table:formula="of:=IF(ISBLANK([$'functions.hpp'.H7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2]=&quot;✓&quot;)+([.D72]=&quot;✓&quot;)+([.E72]=&quot;✓&quot;)+([.F7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table:formula="of:=[$'functions.hpp'.A74]" office:value-type="string" office:string-value="clGetMemObjectInfo" calcext:value-type="string">
            <text:p>clGetMemObjectInfo</text:p>
          </table:table-cell>
          <table:table-cell table:style-name="ce26" table:formula="of:=IF(ISBLANK([$'functions.hpp'.H7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3]=&quot;✓&quot;)+([.D73]=&quot;✓&quot;)+([.E73]=&quot;✓&quot;)+([.F7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table:formula="of:=[$'functions.hpp'.A75]" office:value-type="string" office:string-value="clGetPipeInfo" calcext:value-type="string">
            <text:p>clGetPipeInfo</text:p>
          </table:table-cell>
          <table:table-cell table:style-name="ce26" table:formula="of:=IF(ISBLANK([$'functions.hpp'.H75]);&quot;&quot;;&quot;✓&quot;)">
            <text:p/>
          </table:table-cell>
          <table:table-cell table:style-name="ce26" table:formula="of:=IF(ISBLANK([$'functions.hpp'.I75]);&quot;&quot;;&quot;✓&quot;)">
            <text:p/>
          </table:table-cell>
          <table:table-cell table:style-name="ce26" table:number-columns-repeated="2"/>
          <table:table-cell table:style-name="ce2" table:formula="of:=([.C74]=&quot;✓&quot;)+([.D74]=&quot;✓&quot;)+([.E74]=&quot;✓&quot;)+([.F7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table:formula="of:=[$'functions.hpp'.A76]" office:value-type="string" office:string-value="clGetPlatformIDs" calcext:value-type="string">
            <text:p>clGetPlatformIDs</text:p>
          </table:table-cell>
          <table:table-cell table:style-name="ce26" table:formula="of:=IF(ISBLANK([$'functions.hpp'.H7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5]=&quot;✓&quot;)+([.D75]=&quot;✓&quot;)+([.E75]=&quot;✓&quot;)+([.F7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table:formula="of:=[$'functions.hpp'.A77]" office:value-type="string" office:string-value="clGetPlatformInfo" calcext:value-type="string">
            <text:p>clGetPlatformInfo</text:p>
          </table:table-cell>
          <table:table-cell table:style-name="ce26" table:formula="of:=IF(ISBLANK([$'functions.hpp'.H7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6]=&quot;✓&quot;)+([.D76]=&quot;✓&quot;)+([.E76]=&quot;✓&quot;)+([.F7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table:formula="of:=[$'functions.hpp'.A78]" office:value-type="string" office:string-value="clGetProgramBuildInfo" calcext:value-type="string">
            <text:p>clGetProgramBuildInfo</text:p>
          </table:table-cell>
          <table:table-cell table:style-name="ce26" table:formula="of:=IF(ISBLANK([$'functions.hpp'.H7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7]=&quot;✓&quot;)+([.D77]=&quot;✓&quot;)+([.E77]=&quot;✓&quot;)+([.F7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table:formula="of:=[$'functions.hpp'.A79]" office:value-type="string" office:string-value="clGetProgramInfo" calcext:value-type="string">
            <text:p>clGetProgramInfo</text:p>
          </table:table-cell>
          <table:table-cell table:style-name="ce26" table:formula="of:=IF(ISBLANK([$'functions.hpp'.H7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8]=&quot;✓&quot;)+([.D78]=&quot;✓&quot;)+([.E78]=&quot;✓&quot;)+([.F7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table:formula="of:=[$'functions.hpp'.A80]" office:value-type="string" office:string-value="clGetSamplerInfo" calcext:value-type="string">
            <text:p>clGetSamplerInfo</text:p>
          </table:table-cell>
          <table:table-cell table:style-name="ce26" table:formula="of:=IF(ISBLANK([$'functions.hpp'.H80]);&quot;&quot;;&quot;✓&quot;)">
            <text:p/>
          </table:table-cell>
          <table:table-cell table:style-name="ce26" table:formula="of:=IF(ISBLANK([$'functions.hpp'.I80]);&quot;&quot;;&quot;✓&quot;)">
            <text:p/>
          </table:table-cell>
          <table:table-cell table:style-name="ce26" table:number-columns-repeated="2"/>
          <table:table-cell table:style-name="ce2" table:formula="of:=([.C79]=&quot;✓&quot;)+([.D79]=&quot;✓&quot;)+([.E79]=&quot;✓&quot;)+([.F7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table:formula="of:=[$'functions.hpp'.A81]" office:value-type="string" office:string-value="clGetSupportedImageFormats" calcext:value-type="string">
            <text:p>clGetSupportedImageFormats</text:p>
          </table:table-cell>
          <table:table-cell table:style-name="ce26" table:formula="of:=IF(ISBLANK([$'functions.hpp'.H8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0]=&quot;✓&quot;)+([.D80]=&quot;✓&quot;)+([.E80]=&quot;✓&quot;)+([.F8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table:formula="of:=[$'functions.hpp'.A82]" office:value-type="string" office:string-value="clLinkProgram" calcext:value-type="string">
            <text:p>clLinkProgram</text:p>
          </table:table-cell>
          <table:table-cell table:style-name="ce26" table:formula="of:=IF(ISBLANK([$'functions.hpp'.H8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1]=&quot;✓&quot;)+([.D81]=&quot;✓&quot;)+([.E81]=&quot;✓&quot;)+([.F8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table:formula="of:=[$'functions.hpp'.A83]" office:value-type="string" office:string-value="clReleaseCommandQueue" calcext:value-type="string">
            <text:p>clReleaseCommandQueue</text:p>
          </table:table-cell>
          <table:table-cell table:style-name="ce26" table:formula="of:=IF(ISBLANK([$'functions.hpp'.H8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2]=&quot;✓&quot;)+([.D82]=&quot;✓&quot;)+([.E82]=&quot;✓&quot;)+([.F8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table:formula="of:=[$'functions.hpp'.A84]" office:value-type="string" office:string-value="clReleaseContext" calcext:value-type="string">
            <text:p>clReleaseContext</text:p>
          </table:table-cell>
          <table:table-cell table:style-name="ce26" table:formula="of:=IF(ISBLANK([$'functions.hpp'.H8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3]=&quot;✓&quot;)+([.D83]=&quot;✓&quot;)+([.E83]=&quot;✓&quot;)+([.F8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table:formula="of:=[$'functions.hpp'.A85]" office:value-type="string" office:string-value="clReleaseDevice" calcext:value-type="string">
            <text:p>clReleaseDevice</text:p>
          </table:table-cell>
          <table:table-cell table:style-name="ce26" table:formula="of:=IF(ISBLANK([$'functions.hpp'.H8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4]=&quot;✓&quot;)+([.D84]=&quot;✓&quot;)+([.E84]=&quot;✓&quot;)+([.F8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table:formula="of:=[$'functions.hpp'.A86]" office:value-type="string" office:string-value="clReleaseEvent" calcext:value-type="string">
            <text:p>clReleaseEvent</text:p>
          </table:table-cell>
          <table:table-cell table:style-name="ce26" table:formula="of:=IF(ISBLANK([$'functions.hpp'.H8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5]=&quot;✓&quot;)+([.D85]=&quot;✓&quot;)+([.E85]=&quot;✓&quot;)+([.F8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table:formula="of:=[$'functions.hpp'.A87]" office:value-type="string" office:string-value="clReleaseKernel" calcext:value-type="string">
            <text:p>clReleaseKernel</text:p>
          </table:table-cell>
          <table:table-cell table:style-name="ce26" table:formula="of:=IF(ISBLANK([$'functions.hpp'.H8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6]=&quot;✓&quot;)+([.D86]=&quot;✓&quot;)+([.E86]=&quot;✓&quot;)+([.F8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table:formula="of:=[$'functions.hpp'.A88]" office:value-type="string" office:string-value="clReleaseMemObject" calcext:value-type="string">
            <text:p>clReleaseMemObject</text:p>
          </table:table-cell>
          <table:table-cell table:style-name="ce26" table:formula="of:=IF(ISBLANK([$'functions.hpp'.H8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7]=&quot;✓&quot;)+([.D87]=&quot;✓&quot;)+([.E87]=&quot;✓&quot;)+([.F8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table:formula="of:=[$'functions.hpp'.A89]" office:value-type="string" office:string-value="clReleaseProgram" calcext:value-type="string">
            <text:p>clReleaseProgram</text:p>
          </table:table-cell>
          <table:table-cell table:style-name="ce26" table:formula="of:=IF(ISBLANK([$'functions.hpp'.H8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8]=&quot;✓&quot;)+([.D88]=&quot;✓&quot;)+([.E88]=&quot;✓&quot;)+([.F8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table:formula="of:=[$'functions.hpp'.A90]" office:value-type="string" office:string-value="clReleaseSampler" calcext:value-type="string">
            <text:p>clReleaseSampler</text:p>
          </table:table-cell>
          <table:table-cell table:style-name="ce26" table:formula="of:=IF(ISBLANK([$'functions.hpp'.H90]);&quot;&quot;;&quot;✓&quot;)">
            <text:p/>
          </table:table-cell>
          <table:table-cell table:style-name="ce26" table:formula="of:=IF(ISBLANK([$'functions.hpp'.I90]);&quot;&quot;;&quot;✓&quot;)">
            <text:p/>
          </table:table-cell>
          <table:table-cell table:style-name="ce26" table:number-columns-repeated="2"/>
          <table:table-cell table:style-name="ce2" table:formula="of:=([.C89]=&quot;✓&quot;)+([.D89]=&quot;✓&quot;)+([.E89]=&quot;✓&quot;)+([.F8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table:formula="of:=[$'functions.hpp'.A91]" office:value-type="string" office:string-value="clRetainCommandQueue" calcext:value-type="string">
            <text:p>clRetainCommandQueue</text:p>
          </table:table-cell>
          <table:table-cell table:style-name="ce26" table:formula="of:=IF(ISBLANK([$'functions.hpp'.H9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0]=&quot;✓&quot;)+([.D90]=&quot;✓&quot;)+([.E90]=&quot;✓&quot;)+([.F9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table:formula="of:=[$'functions.hpp'.A92]" office:value-type="string" office:string-value="clRetainContext" calcext:value-type="string">
            <text:p>clRetainContext</text:p>
          </table:table-cell>
          <table:table-cell table:style-name="ce26" table:formula="of:=IF(ISBLANK([$'functions.hpp'.H9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1]=&quot;✓&quot;)+([.D91]=&quot;✓&quot;)+([.E91]=&quot;✓&quot;)+([.F9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table:formula="of:=[$'functions.hpp'.A93]" office:value-type="string" office:string-value="clRetainDevice" calcext:value-type="string">
            <text:p>clRetainDevice</text:p>
          </table:table-cell>
          <table:table-cell table:style-name="ce26" table:formula="of:=IF(ISBLANK([$'functions.hpp'.H9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2]=&quot;✓&quot;)+([.D92]=&quot;✓&quot;)+([.E92]=&quot;✓&quot;)+([.F9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table:formula="of:=[$'functions.hpp'.A94]" office:value-type="string" office:string-value="clRetainEvent" calcext:value-type="string">
            <text:p>clRetainEvent</text:p>
          </table:table-cell>
          <table:table-cell table:style-name="ce26" table:formula="of:=IF(ISBLANK([$'functions.hpp'.H9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3]=&quot;✓&quot;)+([.D93]=&quot;✓&quot;)+([.E93]=&quot;✓&quot;)+([.F9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table:formula="of:=[$'functions.hpp'.A95]" office:value-type="string" office:string-value="clRetainKernel" calcext:value-type="string">
            <text:p>clRetainKernel</text:p>
          </table:table-cell>
          <table:table-cell table:style-name="ce26" table:formula="of:=IF(ISBLANK([$'functions.hpp'.H9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4]=&quot;✓&quot;)+([.D94]=&quot;✓&quot;)+([.E94]=&quot;✓&quot;)+([.F9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table:formula="of:=[$'functions.hpp'.A96]" office:value-type="string" office:string-value="clRetainMemObject" calcext:value-type="string">
            <text:p>clRetainMemObject</text:p>
          </table:table-cell>
          <table:table-cell table:style-name="ce26" table:formula="of:=IF(ISBLANK([$'functions.hpp'.H9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5]=&quot;✓&quot;)+([.D95]=&quot;✓&quot;)+([.E95]=&quot;✓&quot;)+([.F9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table:formula="of:=[$'functions.hpp'.A97]" office:value-type="string" office:string-value="clRetainProgram" calcext:value-type="string">
            <text:p>clRetainProgram</text:p>
          </table:table-cell>
          <table:table-cell table:style-name="ce26" table:formula="of:=IF(ISBLANK([$'functions.hpp'.H9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6]=&quot;✓&quot;)+([.D96]=&quot;✓&quot;)+([.E96]=&quot;✓&quot;)+([.F9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table:formula="of:=[$'functions.hpp'.A98]" office:value-type="string" office:string-value="clRetainSampler" calcext:value-type="string">
            <text:p>clRetainSampler</text:p>
          </table:table-cell>
          <table:table-cell table:style-name="ce26" table:formula="of:=IF(ISBLANK([$'functions.hpp'.H98]);&quot;&quot;;&quot;✓&quot;)">
            <text:p/>
          </table:table-cell>
          <table:table-cell table:style-name="ce26" table:formula="of:=IF(ISBLANK([$'functions.hpp'.I98]);&quot;&quot;;&quot;✓&quot;)">
            <text:p/>
          </table:table-cell>
          <table:table-cell table:style-name="ce26" table:number-columns-repeated="2"/>
          <table:table-cell table:style-name="ce2" table:formula="of:=([.C97]=&quot;✓&quot;)+([.D97]=&quot;✓&quot;)+([.E97]=&quot;✓&quot;)+([.F9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table:formula="of:=[$'functions.hpp'.A99]" office:value-type="string" office:string-value="clSetCommandQueueProperty" calcext:value-type="string">
            <text:p>clSetCommandQueueProperty</text:p>
          </table:table-cell>
          <table:table-cell table:style-name="ce26" table:formula="of:=IF(ISBLANK([$'functions.hpp'.H99]);&quot;&quot;;&quot;✓&quot;)">
            <text:p/>
          </table:table-cell>
          <table:table-cell table:style-name="ce26" table:formula="of:=IF(ISBLANK([$'functions.hpp'.I99]);&quot;&quot;;&quot;✓&quot;)">
            <text:p/>
          </table:table-cell>
          <table:table-cell table:style-name="ce26" table:number-columns-repeated="2"/>
          <table:table-cell table:style-name="ce2" table:formula="of:=([.C98]=&quot;✓&quot;)+([.D98]=&quot;✓&quot;)+([.E98]=&quot;✓&quot;)+([.F9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table:formula="of:=[$'functions.hpp'.A100]" office:value-type="string" office:string-value="clSVMAlloc" calcext:value-type="string">
            <text:p>clSVMAlloc</text:p>
          </table:table-cell>
          <table:table-cell table:style-name="ce26" table:formula="of:=IF(ISBLANK([$'functions.hpp'.H100]);&quot;&quot;;&quot;✓&quot;)">
            <text:p/>
          </table:table-cell>
          <table:table-cell table:style-name="ce26" table:formula="of:=IF(ISBLANK([$'functions.hpp'.I100]);&quot;&quot;;&quot;✓&quot;)">
            <text:p/>
          </table:table-cell>
          <table:table-cell table:style-name="ce26" table:number-columns-repeated="2"/>
          <table:table-cell table:style-name="ce2" table:formula="of:=([.C99]=&quot;✓&quot;)+([.D99]=&quot;✓&quot;)+([.E99]=&quot;✓&quot;)+([.F9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table:formula="of:=[$'functions.hpp'.A101]" office:value-type="string" office:string-value="clSVMFree" calcext:value-type="string">
            <text:p>clSVMFree</text:p>
          </table:table-cell>
          <table:table-cell table:style-name="ce26" table:formula="of:=IF(ISBLANK([$'functions.hpp'.H101]);&quot;&quot;;&quot;✓&quot;)">
            <text:p/>
          </table:table-cell>
          <table:table-cell table:style-name="ce26" table:formula="of:=IF(ISBLANK([$'functions.hpp'.I101]);&quot;&quot;;&quot;✓&quot;)">
            <text:p/>
          </table:table-cell>
          <table:table-cell table:style-name="ce26" table:number-columns-repeated="2"/>
          <table:table-cell table:style-name="ce2" table:formula="of:=([.C100]=&quot;✓&quot;)+([.D100]=&quot;✓&quot;)+([.E100]=&quot;✓&quot;)+([.F10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table:formula="of:=[$'functions.hpp'.A102]" office:value-type="string" office:string-value="clSetDefaultDeviceCommandQueue" calcext:value-type="string">
            <text:p>clSetDefaultDeviceCommandQueue</text:p>
          </table:table-cell>
          <table:table-cell table:style-name="ce26" table:formula="of:=IF(ISBLANK([$'functions.hpp'.H102]);&quot;&quot;;&quot;✓&quot;)">
            <text:p/>
          </table:table-cell>
          <table:table-cell table:style-name="ce26" table:formula="of:=IF(ISBLANK([$'functions.hpp'.I102]);&quot;&quot;;&quot;✓&quot;)">
            <text:p/>
          </table:table-cell>
          <table:table-cell table:style-name="ce26" table:number-columns-repeated="2"/>
          <table:table-cell table:style-name="ce2" table:formula="of:=([.C101]=&quot;✓&quot;)+([.D101]=&quot;✓&quot;)+([.E101]=&quot;✓&quot;)+([.F10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table:formula="of:=[$'functions.hpp'.A103]" office:value-type="string" office:string-value="clSetEventCallback" calcext:value-type="string">
            <text:p>clSetEventCallback</text:p>
          </table:table-cell>
          <table:table-cell table:style-name="ce26" table:formula="of:=IF(ISBLANK([$'functions.hpp'.H10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2]=&quot;✓&quot;)+([.D102]=&quot;✓&quot;)+([.E102]=&quot;✓&quot;)+([.F10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table:formula="of:=[$'functions.hpp'.A104]" office:value-type="string" office:string-value="clSetKernelArg" calcext:value-type="string">
            <text:p>clSetKernelArg</text:p>
          </table:table-cell>
          <table:table-cell table:style-name="ce26" table:formula="of:=IF(ISBLANK([$'functions.hpp'.H10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3]=&quot;✓&quot;)+([.D103]=&quot;✓&quot;)+([.E103]=&quot;✓&quot;)+([.F10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table:formula="of:=[$'functions.hpp'.A105]" office:value-type="string" office:string-value="clSetKernelArgSVMPointer" calcext:value-type="string">
            <text:p>clSetKernelArgSVMPointer</text:p>
          </table:table-cell>
          <table:table-cell table:style-name="ce26" table:formula="of:=IF(ISBLANK([$'functions.hpp'.H10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4]=&quot;✓&quot;)+([.D104]=&quot;✓&quot;)+([.E104]=&quot;✓&quot;)+([.F10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table:formula="of:=[$'functions.hpp'.A106]" office:value-type="string" office:string-value="clSetKernelExecInfo" calcext:value-type="string">
            <text:p>clSetKernelExecInfo</text:p>
          </table:table-cell>
          <table:table-cell table:style-name="ce26" table:formula="of:=IF(ISBLANK([$'functions.hpp'.H10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5]=&quot;✓&quot;)+([.D105]=&quot;✓&quot;)+([.E105]=&quot;✓&quot;)+([.F10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table:formula="of:=[$'functions.hpp'.A107]" office:value-type="string" office:string-value="clSetMemObjectDestructorCallback" calcext:value-type="string">
            <text:p>clSetMemObjectDestructorCallback</text:p>
          </table:table-cell>
          <table:table-cell table:style-name="ce26" table:formula="of:=IF(ISBLANK([$'functions.hpp'.H107]);&quot;&quot;;&quot;✓&quot;)">
            <text:p/>
          </table:table-cell>
          <table:table-cell table:style-name="ce26" table:formula="of:=IF(ISBLANK([$'functions.hpp'.I107]);&quot;&quot;;&quot;✓&quot;)">
            <text:p/>
          </table:table-cell>
          <table:table-cell table:style-name="ce26" table:number-columns-repeated="2"/>
          <table:table-cell table:style-name="ce2" table:formula="of:=([.C106]=&quot;✓&quot;)+([.D106]=&quot;✓&quot;)+([.E106]=&quot;✓&quot;)+([.F10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table:formula="of:=[$'functions.hpp'.A108]" office:value-type="string" office:string-value="clSetUserEventStatus" calcext:value-type="string">
            <text:p>clSetUserEventStatus</text:p>
          </table:table-cell>
          <table:table-cell table:style-name="ce26" table:formula="of:=IF(ISBLANK([$'functions.hpp'.H10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7]=&quot;✓&quot;)+([.D107]=&quot;✓&quot;)+([.E107]=&quot;✓&quot;)+([.F10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table:formula="of:=[$'functions.hpp'.A109]" office:value-type="string" office:string-value="clUnloadCompiler" calcext:value-type="string">
            <text:p>clUnloadCompiler</text:p>
          </table:table-cell>
          <table:table-cell table:style-name="ce26" table:formula="of:=IF(ISBLANK([$'functions.hpp'.H109]);&quot;&quot;;&quot;✓&quot;)">
            <text:p/>
          </table:table-cell>
          <table:table-cell table:style-name="ce26" table:formula="of:=IF(ISBLANK([$'functions.hpp'.I109]);&quot;&quot;;&quot;✓&quot;)">
            <text:p/>
          </table:table-cell>
          <table:table-cell table:style-name="ce26" table:number-columns-repeated="2"/>
          <table:table-cell table:style-name="ce2" table:formula="of:=([.C108]=&quot;✓&quot;)+([.D108]=&quot;✓&quot;)+([.E108]=&quot;✓&quot;)+([.F10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table:formula="of:=[$'functions.hpp'.A110]" office:value-type="string" office:string-value="clUnloadPlatformCompiler" calcext:value-type="string">
            <text:p>clUnloadPlatformCompiler</text:p>
          </table:table-cell>
          <table:table-cell table:style-name="ce26" table:formula="of:=IF(ISBLANK([$'functions.hpp'.H1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9]=&quot;✓&quot;)+([.D109]=&quot;✓&quot;)+([.E109]=&quot;✓&quot;)+([.F10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table:formula="of:=[$'functions.hpp'.A111]" office:value-type="string" office:string-value="clWaitForEvents" calcext:value-type="string">
            <text:p>clWaitForEvents</text:p>
          </table:table-cell>
          <table:table-cell table:style-name="ce26" table:formula="of:=IF(ISBLANK([$'functions.hpp'.H1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0]=&quot;✓&quot;)+([.D110]=&quot;✓&quot;)+([.E110]=&quot;✓&quot;)+([.F1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 table:number-columns-spanned="9" table:number-rows-spanned="1">
            <text:p>Summary</text:p>
          </table:table-cell>
          <table:covered-table-cell table:style-name="ce2"/>
          <table:covered-table-cell table:number-columns-repeated="4" table:style-name="ce26"/>
          <table:covered-table-cell table:style-name="ce2"/>
          <table:covered-table-cell table:number-columns-repeated="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table:number-columns-spanned="5" table:number-rows-spanned="2"/>
          <table:covered-table-cell table:number-columns-repeated="4" table:style-name="ce26"/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Planned</text:p>
          </table:table-cell>
          <table:table-cell table:style-name="ce2" office:value-type="string" calcext:value-type="string">
            <text:p>%</text:p>
          </table:table-cell>
        </table:table-row>
        <table:table-row table:style-name="ro1">
          <table:table-cell table:style-name="ce2" table:formula="of:=[.A110]" office:value-type="float" office:value="109" calcext:value-type="float">
            <text:p>109</text:p>
          </table:table-cell>
          <table:covered-table-cell table:style-name="ce2"/>
          <table:covered-table-cell table:number-columns-repeated="4" table:style-name="ce26"/>
          <table:table-cell table:style-name="ce2" table:formula="of:=SUM([.G2:.G110])" office:value-type="float" office:value="368" calcext:value-type="float">
            <text:p>368</text:p>
          </table:table-cell>
          <table:table-cell table:style-name="ce2" table:formula="of:=4*[.A113]" office:value-type="float" office:value="436" calcext:value-type="float">
            <text:p>436</text:p>
          </table:table-cell>
          <table:table-cell table:style-name="ce11" table:formula="of:=[.G113]/[.H113]" office:value-type="percentage" office:value="0.844036697247706" calcext:value-type="percentage">
            <text:p>84,40%</text:p>
          </table:table-cell>
        </table:table-row>
        <table:table-row table:style-name="ro1" table:number-rows-repeated="104846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6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 loext:vertical-justify="auto"/>
      <style:paragraph-properties css3t:text-justify="auto"/>
    </style:style>
    <style:style style:name="NotDon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8">00.00.0000</text:date>, <text:time style:data-style-name="N2" text:time-value="10:29:39.84245325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7-09-18T15:26:45.619014126</dc:date>
    <meta:editing-duration>P1DT11H7M35S</meta:editing-duration>
    <meta:editing-cycles>163</meta:editing-cycles>
    <meta:generator>LibreOffice/5.4.1.2.0$Linux_X86_64 LibreOffice_project/40m0$Build-2</meta:generator>
    <meta:document-statistic meta:table-count="2" meta:cell-count="1459" meta:object-count="0"/>
  </office:meta>
</office:document-meta>
</file>